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1" svg:font-family="source-code-pro, Menlo"/>
    <style:font-face style:name="source-code-pro" svg:font-family="source-code-pro, Menlo, Monaco, 'Courier New', Courier, monospace"/>
    <style:font-face style:name="source-serif-pro2" svg:font-family="source-serif-pro, Georgia"/>
    <style:font-face style:name="source-serif-pro" svg:font-family="source-serif-pro, Georgia, Cambria, 'Times New Roman', Times, serif"/>
    <style:font-face style:name="F" svg:font-family="" style:font-family-generic="roman"/>
    <style:font-face style:name="FreeSans3" svg:font-family="FreeSans" style:font-family-generic="swiss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FreeSans2" svg:font-family="Free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source-code-pro2" svg:font-family="source-code-pro, Menlo" style:font-pitch="variable"/>
    <style:font-face style:name="source-serif-pro1" svg:font-family="source-serif-pro, Georgia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3" svg:font-family="'Liberation Mono', 'Courier New'" style:font-family-generic="modern" style:font-pitch="variable"/>
    <style:font-face style:name="Liberation Serif2" svg:font-family="'Liberation Serif'" style:font-family-generic="modern" style:font-pitch="variable"/>
    <style:font-face style:name="WenQuanYi Micro Hei" svg:font-family="'WenQuanYi Micro Hei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62acb" officeooo:paragraph-rsid="00062acb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0.689cm"/>
        </style:tab-stops>
      </style:paragraph-properties>
      <style:text-properties officeooo:paragraph-rsid="0008299b"/>
    </style:style>
    <style:style style:name="P3" style:family="paragraph" style:parent-style-name="Standard">
      <style:paragraph-properties>
        <style:tab-stops>
          <style:tab-stop style:position="10.689cm"/>
        </style:tab-stops>
      </style:paragraph-properties>
      <style:text-properties officeooo:paragraph-rsid="0009f742"/>
    </style:style>
    <style:style style:name="P4" style:family="paragraph" style:parent-style-name="Standard">
      <style:text-properties officeooo:paragraph-rsid="00062acb"/>
    </style:style>
    <style:style style:name="P5" style:family="paragraph" style:parent-style-name="Standard">
      <style:text-properties fo:font-size="12pt" style:text-underline-style="none" fo:font-weight="normal" officeooo:rsid="00062acb" officeooo:paragraph-rsid="00062ac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10.689cm"/>
        </style:tab-stops>
      </style:paragraph-properties>
      <style:text-properties officeooo:paragraph-rsid="0009f742"/>
    </style:style>
    <style:style style:name="P7" style:family="paragraph" style:parent-style-name="Standard">
      <style:paragraph-properties>
        <style:tab-stops>
          <style:tab-stop style:position="10.689cm"/>
        </style:tab-stops>
      </style:paragraph-properties>
      <style:text-properties officeooo:paragraph-rsid="000cee91"/>
    </style:style>
    <style:style style:name="P8" style:family="paragraph" style:parent-style-name="Standard">
      <style:paragraph-properties>
        <style:tab-stops>
          <style:tab-stop style:position="10.689cm"/>
        </style:tab-stops>
      </style:paragraph-properties>
      <style:text-properties fo:font-size="14pt" style:text-underline-style="none" fo:font-weight="bold" officeooo:rsid="00062acb" officeooo:paragraph-rsid="000f29fe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10.689cm"/>
        </style:tab-stops>
      </style:paragraph-properties>
      <style:text-properties fo:font-size="14pt" style:text-underline-style="none" fo:font-weight="bold" officeooo:rsid="00062acb" officeooo:paragraph-rsid="00103c06" style:font-size-asian="14pt" style:font-weight-asian="bold" style:font-size-complex="14pt" style:font-weight-complex="bold"/>
    </style:style>
    <style:style style:name="P10" style:family="paragraph" style:parent-style-name="Standard">
      <style:paragraph-properties>
        <style:tab-stops>
          <style:tab-stop style:position="10.689cm"/>
        </style:tab-stops>
      </style:paragraph-properties>
      <style:text-properties fo:font-size="14pt" style:text-underline-style="none" fo:font-weight="bold" officeooo:rsid="00062acb" officeooo:paragraph-rsid="00122b28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10.689cm"/>
        </style:tab-stops>
      </style:paragraph-properties>
      <style:text-properties fo:font-size="14pt" style:text-underline-style="none" fo:font-weight="bold" officeooo:rsid="00062acb" officeooo:paragraph-rsid="0013d346" style:font-size-asian="14pt" style:font-weight-asian="bold" style:font-size-complex="14pt" style:font-weight-complex="bold"/>
    </style:style>
    <style:style style:name="P12" style:family="paragraph" style:parent-style-name="Standard">
      <style:paragraph-properties>
        <style:tab-stops>
          <style:tab-stop style:position="10.689cm"/>
        </style:tab-stops>
      </style:paragraph-properties>
      <style:text-properties fo:font-size="14pt" style:text-underline-style="none" fo:font-weight="bold" officeooo:rsid="00062acb" officeooo:paragraph-rsid="0014a2da" style:font-size-asian="14pt" style:font-weight-asian="bold" style:font-size-complex="14pt" style:font-weight-complex="bold"/>
    </style:style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8">
      <style:text-properties officeooo:paragraph-rsid="0014e843"/>
    </style:style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>
      <style:paragraph-properties>
        <style:tab-stops>
          <style:tab-stop style:position="6.06cm"/>
        </style:tab-stops>
      </style:paragraph-properties>
      <style:text-properties style:font-name="F" fo:font-size="12pt" style:font-name-asian="Liberation Mono2"/>
    </style:style>
    <style:style style:name="P21" style:family="paragraph">
      <loext:graphic-properties draw:fill="gradient" draw:fill-color="#ffffff" draw:fill-gradient-name="Submarine"/>
      <style:paragraph-properties>
        <style:tab-stops>
          <style:tab-stop style:position="6.06cm"/>
        </style:tab-stops>
      </style:paragraph-properties>
      <style:text-properties style:font-name="F" fo:font-size="12pt" style:font-name-asian="Liberation Mono2" style:font-size-asian="8pt" style:font-size-complex="8pt"/>
    </style:style>
    <style:style style:name="P22" style:family="paragraph">
      <style:paragraph-properties>
        <style:tab-stops>
          <style:tab-stop style:position="6.06cm"/>
        </style:tab-stops>
      </style:paragraph-properties>
      <style:text-properties style:font-name="F" fo:font-size="12pt" style:font-name-asian="Liberation Mono2" style:font-size-complex="10pt"/>
    </style:style>
    <style:style style:name="P23" style:family="paragraph">
      <loext:graphic-properties draw:fill="gradient" draw:fill-color="#ffffff" draw:fill-gradient-name="Pastel_20_Bouquet"/>
      <style:paragraph-properties>
        <style:tab-stops>
          <style:tab-stop style:position="6.06cm"/>
        </style:tab-stops>
      </style:paragraph-properties>
      <style:text-properties style:font-name="F" fo:font-size="12pt" style:font-name-asian="Liberation Mono2" style:font-size-asian="8pt" style:font-size-complex="10pt"/>
    </style:style>
    <style:style style:name="P24" style:family="paragraph">
      <style:paragraph-properties>
        <style:tab-stops>
          <style:tab-stop style:position="6.06cm"/>
        </style:tab-stops>
      </style:paragraph-properties>
    </style:style>
    <style:style style:name="P25" style:family="paragraph">
      <loext:graphic-properties draw:fill="solid" draw:fill-color="#dde8cb"/>
      <style:paragraph-properties style:writing-mode="lr-tb"/>
      <style:text-properties fo:color="#000000" loext:opacity="100%" style:font-name="Liberation Mono1" fo:font-size="10pt" style:font-size-asian="10pt" style:font-name-complex="Liberation Mono2" style:font-size-complex="10pt"/>
    </style:style>
    <style:style style:name="P26" style:family="paragraph">
      <style:paragraph-properties>
        <style:tab-stops>
          <style:tab-stop style:position="3.436cm"/>
        </style:tab-stops>
      </style:paragraph-properties>
    </style:style>
    <style:style style:name="P27" style:family="paragraph">
      <loext:graphic-properties draw:fill="none" draw:fill-color="#ffffff"/>
      <style:paragraph-properties style:writing-mode="lr-tb">
        <style:tab-stops>
          <style:tab-stop style:position="3.436cm"/>
        </style:tab-stops>
      </style:paragraph-properties>
      <style:text-properties fo:font-size="9pt" style:font-name-asian="Liberation Mono2" style:font-size-asian="9pt" style:font-size-complex="9pt"/>
    </style:style>
    <style:style style:name="T1" style:family="text">
      <style:text-properties fo:font-variant="normal" fo:text-transform="none" fo:color="#292929" loext:opacity="100%" style:font-name="Liberation Mono1" fo:font-size="10pt" fo:letter-spacing="normal" fo:font-style="normal" fo:font-weight="normal" officeooo:rsid="0013d346" fo:background-color="transparent" loext:char-shading-value="0" style:font-name-asian="Liberation Mono1" style:font-size-asian="10pt" style:font-name-complex="Liberation Mono1" style:font-size-complex="10pt" loext:padding="0cm" loext:border="none"/>
    </style:style>
    <style:style style:name="T2" style:family="text">
      <style:text-properties fo:font-variant="normal" fo:text-transform="none" fo:color="#292929" loext:opacity="100%" style:font-name="Liberation Mono1" fo:font-size="10pt" fo:letter-spacing="normal" fo:font-style="normal" fo:font-weight="normal" officeooo:rsid="0013d346" fo:background-color="transparent" loext:char-shading-value="0" style:font-name-asian="Liberation Mono1" style:font-size-asian="10pt" style:font-weight-asian="normal" style:font-name-complex="Liberation Mono1" style:font-size-complex="10pt" style:font-weight-complex="normal" loext:padding="0cm" loext:border="none"/>
    </style:style>
    <style:style style:name="T3" style:family="text">
      <style:text-properties fo:font-variant="normal" fo:text-transform="none" fo:color="#292929" loext:opacity="100%" style:font-name="Liberation Mono1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fo:color="#292929" loext:opacity="100%" style:font-name="Liberation Mono1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5" style:family="text">
      <style:text-properties fo:font-variant="normal" fo:text-transform="none" fo:color="#292929" loext:opacity="100%" style:font-name="Liberation Mono1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292929" loext:opacity="100%" style:font-name="Liberation Mono1" fo:font-size="10pt" fo:letter-spacing="normal" fo:font-style="normal" fo:font-weight="normal" style:font-size-asian="10pt" style:font-size-complex="10pt" loext:padding="0cm" loext:border="none"/>
    </style:style>
    <style:style style:name="T7" style:family="text">
      <style:text-properties fo:font-variant="normal" fo:text-transform="none" fo:color="#292929" loext:opacity="100%" style:font-name="Liberation Mono1" fo:font-size="10pt" fo:letter-spacing="normal" fo:font-style="normal" fo:font-weight="normal" fo:background-color="#f2f2f2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292929" loext:opacity="100%" style:font-name="Liberation Mono1" fo:font-size="10pt" fo:letter-spacing="normal" fo:font-style="normal" officeooo:rsid="0013d346" fo:background-color="transparent" loext:char-shading-value="0" style:font-name-asian="Liberation Mono1" style:font-size-asian="10pt" style:font-name-complex="Liberation Mono1" style:font-size-complex="10pt" loext:padding="0cm" loext:border="none"/>
    </style:style>
    <style:style style:name="T9" style:family="text">
      <style:text-properties fo:font-variant="normal" fo:text-transform="none" fo:color="#292929" loext:opacity="100%" style:font-name="Liberation Mono1" fo:font-size="10pt" fo:letter-spacing="normal" fo:font-style="normal" fo:font-weight="bold" officeooo:rsid="0013d346" fo:background-color="transparent" loext:char-shading-value="0" style:font-name-asian="Liberation Mono1" style:font-size-asian="10pt" style:font-weight-asian="bold" style:font-name-complex="Liberation Mono1" style:font-size-complex="10pt" style:font-weight-complex="bold" loext:padding="0cm" loext:border="none"/>
    </style:style>
    <style:style style:name="T10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08299b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0cee91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0f29fe" fo:background-color="transparent" loext:char-shading-value="0" style:font-size-asian="8.75pt" style:font-weight-asian="normal" style:font-size-complex="10pt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103c06" fo:background-color="transparent" loext:char-shading-value="0" style:font-size-asian="8.75pt" style:font-weight-asian="normal" style:font-size-complex="10pt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122b28" fo:background-color="transparent" loext:char-shading-value="0" style:font-name-asian="Liberation Mono1" style:font-size-asian="8.75pt" style:font-weight-asian="normal" style:font-name-complex="Liberation Mono1" style:font-size-complex="10pt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Liberation Mono1" fo:font-size="10pt" fo:letter-spacing="normal" fo:font-style="normal" officeooo:rsid="00103c06" fo:background-color="transparent" loext:char-shading-value="0" style:font-size-asian="8.75pt" style:font-size-complex="10pt" loext:padding="0cm" loext:border="none"/>
    </style:style>
    <style:style style:name="T16" style:family="text">
      <style:text-properties fo:font-variant="normal" fo:text-transform="none" fo:color="#000000" loext:opacity="100%" style:font-name="Liberation Mono1" fo:font-size="10pt" fo:letter-spacing="normal" fo:font-style="normal" fo:font-weight="bold" officeooo:rsid="0009f742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17" style:family="text">
      <style:text-properties fo:font-variant="normal" fo:text-transform="none" fo:color="#000000" loext:opacity="100%" style:font-name="Liberation Mono1" fo:font-size="10pt" fo:letter-spacing="normal" fo:font-style="normal" fo:font-weight="bold" officeooo:rsid="000b36b2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Liberation Mono1" fo:font-size="14pt" fo:letter-spacing="normal" fo:font-style="normal" fo:font-weight="normal" officeooo:rsid="000f29f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Liberation Mono1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loext:opacity="100%" style:font-name="Liberation Mono1" fo:font-size="12pt" fo:letter-spacing="normal" fo:font-style="normal" officeooo:rsid="000f29fe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000000" loext:opacity="100%" style:font-name="Liberation Mono1" fo:font-size="12pt" fo:letter-spacing="normal" fo:font-style="normal" officeooo:rsid="00122b28" fo:background-color="transparent" loext:char-shading-value="0" style:font-name-asian="Liberation Mono1" style:font-size-asian="12pt" style:font-name-complex="Liberation Mono1" style:font-size-complex="12pt" loext:padding="0cm" loext:border="none"/>
    </style:style>
    <style:style style:name="T22" style:family="text">
      <style:text-properties fo:font-variant="normal" fo:text-transform="none" fo:color="#000000" loext:opacity="100%" style:font-name="Liberation Mono1" fo:font-size="12pt" fo:letter-spacing="normal" fo:font-style="normal" officeooo:rsid="0014a2da" fo:background-color="transparent" loext:char-shading-value="0" style:font-name-asian="Liberation Mono1" style:font-size-asian="12pt" style:font-name-complex="Liberation Mono1" style:font-size-complex="12pt" loext:padding="0cm" loext:border="none"/>
    </style:style>
    <style:style style:name="T23" style:family="text">
      <style:text-properties fo:font-variant="normal" fo:text-transform="none" fo:color="#000000" loext:opacity="100%" style:font-name="source-serif-pro" fo:font-size="10pt" fo:letter-spacing="normal" fo:font-style="normal" fo:font-weight="normal" officeooo:rsid="0008299b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source-code-pro" fo:font-size="10.5pt" fo:letter-spacing="normal" fo:font-style="normal" fo:font-weight="normal" officeooo:rsid="0013d346" fo:background-color="transparent" loext:char-shading-value="0" style:font-name-asian="Liberation Mono1" style:font-size-asian="8.75pt" style:font-weight-asian="normal" style:font-name-complex="Liberation Mono1" style:font-size-complex="10pt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source-code-pro" fo:font-size="10.5pt" fo:letter-spacing="normal" fo:font-style="normal" fo:font-weight="normal" officeooo:rsid="0013d346" fo:background-color="transparent" loext:char-shading-value="0" style:font-name-asian="Liberation Mono1" style:font-size-asian="8.75pt" style:font-weight-asian="normal" style:font-name-complex="Liberation Mono1" style:font-size-complex="10pt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source-code-pro" fo:font-size="10.5pt" fo:letter-spacing="normal" fo:font-style="normal" fo:font-weight="normal" officeooo:rsid="0013d346" style:font-name-asian="Liberation Mono1" style:font-size-asian="8.75pt" style:font-weight-asian="normal" style:font-name-complex="Liberation Mono1" style:font-size-complex="10pt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Liberation Mono1" fo:font-size="10pt" fo:letter-spacing="normal" fo:font-style="normal" fo:font-weight="normal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000000" loext:opacity="100%" style:font-name="Liberation Mono1" fo:font-size="10pt" fo:letter-spacing="normal" fo:font-style="normal" fo:font-weight="normal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000000" loext:opacity="100%" style:font-name="Liberation Mono1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30" style:family="text">
      <style:text-properties fo:font-variant="normal" fo:text-transform="none" fo:color="#000000" loext:opacity="100%" style:font-name="Liberation Mono1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31" style:family="text"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/>
    </style:style>
    <style:style style:name="T32" style:family="text"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 loext:padding="0cm" loext:border="none"/>
    </style:style>
    <style:style style:name="T33" style:family="text"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 loext:padding="0cm" loext:border="none"/>
    </style:style>
    <style:style style:name="T34" style:family="text"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/>
    </style:style>
    <style:style style:name="T35" style:family="text">
      <style:text-properties fo:font-variant="normal" fo:text-transform="none" fo:color="#000000" loext:opacity="100%" style:font-name="Liberation Mono1" fo:font-size="10pt" fo:letter-spacing="normal" fo:font-style="normal" fo:font-weight="normal" fo:background-color="#f2f2f2" loext:char-shading-value="0" style:font-size-asian="10pt" style:font-size-complex="10pt" loext:padding="0cm" loext:border="none"/>
    </style:style>
    <style:style style:name="T3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8299b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3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03c06" fo:background-color="transparent" loext:char-shading-value="0" style:font-size-asian="8.75pt" style:font-weight-asian="normal" style:font-size-complex="10pt" style:font-weight-complex="normal" loext:padding="0cm" loext:border="none"/>
    </style:style>
    <style:style style:name="T3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22b28" fo:background-color="transparent" loext:char-shading-value="0" style:font-name-asian="Liberation Mono1" style:font-size-asian="8.75pt" style:font-weight-asian="normal" style:font-name-complex="Liberation Mono1" style:font-size-complex="10pt" style:font-weight-complex="normal" loext:padding="0cm" loext:border="none"/>
    </style:style>
    <style:style style:name="T3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3d346" fo:background-color="transparent" loext:char-shading-value="0" style:font-name-asian="Liberation Mono1" style:font-size-asian="8.75pt" style:font-weight-asian="normal" style:font-name-complex="Liberation Mono1" style:font-size-complex="10pt" style:font-weight-complex="normal" loext:padding="0cm" loext:border="none"/>
    </style:style>
    <style:style style:name="T40" style:family="text">
      <style:text-properties fo:font-variant="normal" fo:text-transform="none" fo:color="#242424" loext:opacity="100%" fo:letter-spacing="normal" fo:font-style="normal" officeooo:rsid="0013d346" fo:background-color="transparent" loext:char-shading-value="0" style:font-name-asian="Liberation Mono1" style:font-name-complex="Liberation Mono1" loext:padding="0cm" loext:border="none"/>
    </style:style>
    <style:style style:name="T41" style:family="text">
      <style:text-properties fo:font-variant="normal" fo:text-transform="none" fo:color="#242424" loext:opacity="100%" fo:letter-spacing="normal" fo:font-style="normal" fo:font-weight="normal" officeooo:rsid="0013d346" fo:background-color="transparent" loext:char-shading-value="0" style:font-name-asian="Liberation Mono1" style:font-weight-asian="normal" style:font-name-complex="Liberation Mono1" style:font-weight-complex="normal" loext:padding="0cm" loext:border="none"/>
    </style:style>
    <style:style style:name="T42" style:family="text">
      <style:text-properties fo:font-variant="normal" fo:text-transform="none" style:font-name="source-code-pro" fo:font-size="10.5pt" fo:letter-spacing="normal" fo:font-style="normal" fo:font-weight="normal" officeooo:rsid="0013d346" fo:background-color="transparent" loext:char-shading-value="0" style:font-name-asian="Liberation Mono1" style:font-size-asian="8.75pt" style:font-weight-asian="normal" style:font-name-complex="Liberation Mono1" style:font-size-complex="10pt" style:font-weight-complex="normal" loext:padding="0cm" loext:border="none"/>
    </style:style>
    <style:style style:name="T43" style:family="text">
      <style:text-properties fo:font-variant="normal" fo:text-transform="none" fo:color="#c9211e" loext:opacity="100%" style:font-name="Liberation Mono1" fo:font-size="10pt" fo:letter-spacing="normal" fo:font-style="normal" fo:font-weight="normal" officeooo:rsid="00103c06" fo:background-color="transparent" loext:char-shading-value="0" style:font-size-asian="8.75pt" style:font-weight-asian="normal" style:font-size-complex="10pt" style:font-weight-complex="normal" loext:padding="0cm" loext:border="none"/>
    </style:style>
    <style:style style:name="T44" style:family="text">
      <style:text-properties fo:font-variant="normal" fo:text-transform="none" fo:color="#9999aa" loext:opacity="100%" style:font-name="Liberation Mono1" fo:font-size="10pt" fo:letter-spacing="normal" fo:font-style="normal" fo:font-weight="normal" fo:background-color="#c9d7f1" loext:char-shading-value="0" style:font-size-asian="10pt" style:font-size-complex="10pt"/>
    </style:style>
    <style:style style:name="T45" style:family="text">
      <style:text-properties fo:font-variant="normal" fo:text-transform="none" fo:color="#9999aa" loext:opacity="100%" style:font-name="Liberation Mono1" fo:font-size="10pt" fo:letter-spacing="normal" fo:font-style="normal" fo:font-weight="normal" style:font-size-asian="10pt" style:font-size-complex="10pt"/>
    </style:style>
    <style:style style:name="T46" style:family="text">
      <style:text-properties fo:font-variant="normal" fo:text-transform="none" fo:color="#9999aa" loext:opacity="100%" style:font-name="Liberation Mono1" fo:font-size="10pt" fo:letter-spacing="normal" fo:font-style="normal" fo:font-weight="normal" fo:background-color="transparent" loext:char-shading-value="0" style:font-size-asian="10pt" style:font-size-complex="10pt"/>
    </style:style>
    <style:style style:name="T47" style:family="text">
      <style:text-properties fo:font-variant="normal" fo:text-transform="none" fo:color="#9999aa" loext:opacity="100%" style:font-name="Liberation Mono1" fo:font-size="10pt" fo:letter-spacing="normal" fo:font-style="normal" fo:font-weight="normal" fo:background-color="transparent" loext:char-shading-value="0" style:font-size-asian="10pt" style:font-size-complex="10pt"/>
    </style:style>
    <style:style style:name="T48" style:family="text">
      <style:text-properties fo:font-variant="normal" fo:text-transform="none" style:font-name="Liberation Mono1" fo:font-size="10pt" fo:letter-spacing="normal" fo:font-style="normal" fo:font-weight="normal" fo:background-color="transparent" loext:char-shading-value="0" style:font-size-asian="10pt" style:font-size-complex="10pt"/>
    </style:style>
    <style:style style:name="T49" style:family="text">
      <style:text-properties fo:font-variant="normal" fo:text-transform="none" style:font-name="Liberation Mono1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50" style:family="text">
      <style:text-properties fo:font-variant="normal" fo:text-transform="none" style:font-name="Liberation Mono1" fo:font-size="10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style:font-name="Liberation Mono1" fo:font-size="10pt" fo:letter-spacing="normal" fo:font-style="normal" fo:font-weight="normal" fo:background-color="#f2f2f2" loext:char-shading-value="0" style:font-size-asian="10pt" style:font-size-complex="10pt" loext:padding="0cm" loext:border="none"/>
    </style:style>
    <style:style style:name="T52" style:family="text">
      <style:text-properties fo:color="#643820" loext:opacity="100%" style:font-name="source-code-pro1" fo:font-size="8pt" style:font-name-asian="Liberation Mono2" style:font-size-asian="8pt" style:font-name-complex="source-code-pro1" style:font-size-complex="8pt"/>
    </style:style>
    <style:style style:name="T53" style:family="text">
      <style:text-properties fo:color="#000000" loext:opacity="100%" style:font-name="Liberation Mono2" fo:font-size="8pt" style:font-name-asian="Liberation Mono2" style:font-size-asian="8pt" style:font-name-complex="Liberation Mono2" style:font-size-complex="8pt"/>
    </style:style>
    <style:style style:name="T54" style:family="text">
      <style:text-properties fo:color="#aa0d91" loext:opacity="100%" style:font-name="source-code-pro1" fo:font-size="8pt" style:font-name-asian="Liberation Mono2" style:font-size-asian="8pt" style:font-name-complex="source-code-pro1" style:font-size-complex="8pt"/>
    </style:style>
    <style:style style:name="T55" style:family="text">
      <style:text-properties fo:color="#242424" loext:opacity="100%" style:font-name="source-code-pro1" fo:font-size="8pt" style:font-name-asian="Liberation Mono2" style:font-size-asian="8pt" style:font-name-complex="source-code-pro1" style:font-size-complex="8pt"/>
    </style:style>
    <style:style style:name="T56" style:family="text">
      <style:text-properties fo:color="#242424" loext:opacity="100%" style:font-name="Liberation Mono2" fo:font-size="8pt" style:font-name-asian="Liberation Mono2" style:font-size-asian="8pt" style:font-name-complex="Liberation Mono2" style:font-size-complex="8pt"/>
    </style:style>
    <style:style style:name="T57" style:family="text">
      <style:text-properties fo:color="#5c2699" loext:opacity="100%" style:font-name="source-code-pro1" fo:font-size="8pt" style:font-name-asian="Liberation Mono2" style:font-size-asian="8pt" style:font-name-complex="source-code-pro1" style:font-size-complex="8pt"/>
    </style:style>
    <style:style style:name="T58" style:family="text">
      <style:text-properties fo:color="#007400" loext:opacity="100%" style:font-name="source-code-pro1" fo:font-size="8pt" style:font-name-asian="Liberation Mono2" style:font-size-asian="8pt" style:font-name-complex="source-code-pro1" style:font-size-complex="8pt"/>
    </style:style>
    <style:style style:name="T59" style:family="text">
      <style:text-properties fo:color="#c41a16" loext:opacity="100%" style:font-name="source-code-pro1" fo:font-size="8pt" style:font-name-asian="Liberation Mono2" style:font-size-asian="8pt" style:font-name-complex="source-code-pro1" style:font-size-complex="8pt"/>
    </style:style>
    <style:style style:name="T60" style:family="text">
      <style:text-properties fo:color="#000000" loext:opacity="100%" style:font-name="Liberation Mono1" fo:font-size="10pt" style:font-size-asian="10pt" style:font-name-complex="Liberation Mono2" style:font-size-complex="10pt"/>
    </style:style>
    <style:style style:name="T61" style:family="text">
      <style:text-properties fo:color="#000000" loext:opacity="100%" style:font-name="Liberation Mono1" fo:font-size="10pt" style:font-name-asian="Liberation Mono2" style:font-size-asian="10pt" style:font-name-complex="Liberation Mono2" style:font-size-complex="10pt"/>
    </style:style>
    <style:style style:name="T62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63" style:family="text">
      <style:text-properties style:font-name="Liberation Mono1" fo:font-size="10pt" style:font-size-asian="10pt" style:font-size-complex="10pt"/>
    </style:style>
    <style:style style:name="T64" style:family="text">
      <style:text-properties fo:color="#000000" loext:opacity="100%" style:font-name="Liberation Mono1" fo:font-size="10pt" style:font-name-asian="Liberation Mono2" style:font-size-asian="10pt" style:font-name-complex="source-serif-pro2" style:font-size-complex="10pt"/>
    </style:style>
    <style:style style:name="T65" style:family="text">
      <style:text-properties fo:color="#000000" loext:opacity="100%" style:font-name="Liberation Mono1" fo:font-size="10pt" style:font-name-asian="Liberation Mono2" style:font-size-asian="10pt" style:font-name-complex="source-code-pro1" style:font-size-complex="10pt"/>
    </style:style>
    <style:style style:name="T66" style:family="text">
      <style:text-properties fo:color="#643820" loext:opacity="100%" style:font-name="source-code-pro1" fo:font-size="9pt" style:font-name-asian="Liberation Mono2" style:font-size-asian="9pt" style:font-name-complex="source-code-pro1" style:font-size-complex="9pt"/>
    </style:style>
    <style:style style:name="T67" style:family="text">
      <style:text-properties fo:color="#000000" loext:opacity="100%" style:font-name="Liberation Mono2" fo:font-size="9pt" style:font-name-asian="Liberation Mono2" style:font-size-asian="9pt" style:font-name-complex="Liberation Mono2" style:font-size-complex="9pt"/>
    </style:style>
    <style:style style:name="T68" style:family="text">
      <style:text-properties fo:color="#aa0d91" loext:opacity="100%" style:font-name="source-code-pro1" fo:font-size="9pt" style:font-name-asian="Liberation Mono2" style:font-size-asian="9pt" style:font-name-complex="source-code-pro1" style:font-size-complex="9pt"/>
    </style:style>
    <style:style style:name="T69" style:family="text">
      <style:text-properties fo:color="#242424" loext:opacity="100%" style:font-name="source-code-pro1" fo:font-size="9pt" style:font-name-asian="Liberation Mono2" style:font-size-asian="9pt" style:font-name-complex="source-code-pro1" style:font-size-complex="9pt"/>
    </style:style>
    <style:style style:name="T70" style:family="text">
      <style:text-properties fo:color="#242424" loext:opacity="100%" style:font-name="Liberation Mono2" fo:font-size="9pt" style:font-name-asian="Liberation Mono2" style:font-size-asian="9pt" style:font-name-complex="Liberation Mono2" style:font-size-complex="9pt"/>
    </style:style>
    <style:style style:name="T71" style:family="text">
      <style:text-properties fo:color="#c41a16" loext:opacity="100%" style:font-name="source-code-pro1" fo:font-size="9pt" style:font-name-asian="Liberation Mono2" style:font-size-asian="9pt" style:font-name-complex="source-code-pro1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style:style style:name="gr1" style:family="graphic">
      <style:graphic-properties draw:stroke="none" svg:stroke-color="#000000" draw:fill="gradient" draw:fill-color="#ffffff" draw:fill-gradient-name="Submarine" fo:min-height="6.2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gradient" draw:fill-color="#ffffff" draw:fill-gradient-name="Pastel_20_Bouquet" fo:min-height="7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dde8cb" fo:min-height="4.3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controller</text:p>
      <text:p text:style-name="P5"/>
      <text:p text:style-name="P4"><draw:frame text:anchor-type="paragraph" draw:z-index="1" draw:name="Shape2" draw:style-name="gr3" draw:text-style-name="P25" svg:width="18.627cm" svg:height="4.313cm" svg:x="-0.88cm" svg:y="0.182cm"><draw:text-box><text:p><text:span text:style-name="T60">É usada para marcar uma classe como um </text:span><text:span text:style-name="T60">controlador que lida com solicitações </text:span><text:span text:style-name="T60">para o aplicativo da web. Quando uma </text:span><text:span text:style-name="T60">classe é anotada com </text:span><text:span text:style-name="T61">@Controller</text:span><text:span text:style-name="T60">, o </text:span><text:span text:style-name="T60">Spring a considera um controlador da web </text:span><text:span text:style-name="T60">capaz de lidar com solicitações HTTP </text:span><text:span text:style-name="T60">recebidas.</text:span></text:p><text:p><text:span text:style-name="T62"/></text:p><text:p text:style-name="P24"><text:span text:style-name="T60">Ela trabalha em conjunto com as anotacoes </text:span><text:span text:style-name="T63"><text:a xlink:href="mailto:anotacoe@RequestMapping" xlink:type="simple">@RequestMapping</text:a></text:span><text:span text:style-name="T60">,</text:span><text:span text:style-name="T61">@GetMapping</text:span><text:span text:style-name="T60">,</text:span></text:p><text:p text:style-name="P24"><text:span text:style-name="T61">@PostMapping. Que serve para deixar os </text:span><text:span text:style-name="T61">metodos mais especificos.Os métodos </text:span><text:span text:style-name="T61">dentro do controlador lidam com as </text:span><text:span text:style-name="T61">solicitações e retornam uma resposta ao </text:span><text:span text:style-name="T61">cliente.</text:span></text:p><text:p text:style-name="P24"><text:span text:style-name="T64"/></text:p><text:p text:style-name="P24"><text:span text:style-name="T64">Usando a </text:span><text:span text:style-name="T65">@Controller</text:span><text:span text:style-name="T64">anotação, os </text:span><text:span text:style-name="T64">desenvolvedores podem criar facilmente </text:span><text:span text:style-name="T64">serviços da Web RESTful, aplicativos da </text:span><text:span text:style-name="T64">Web e APIs</text:span></text:p></draw:text-box></draw:frame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4"><draw:frame text:anchor-type="paragraph" draw:z-index="0" draw:name="Shape1" draw:style-name="gr4" draw:text-style-name="P27" svg:width="7.409cm" svg:height="3.229cm" svg:x="4.464cm" svg:y="0.261cm"><draw:text-box><text:p text:style-name="P26"><text:span text:style-name="T66">@Controller </text:span><text:span text:style-name="T67"><text:line-break/></text:span><text:span text:style-name="T68">public class </text:span><text:span text:style-name="T69">MyController</text:span><text:span text:style-name="T70"> </text:span><text:span text:style-name="T69">{ </text:span><text:span text:style-name="T67"><text:line-break/></text:span><text:span text:style-name="T67"><text:line-break/></text:span><text:span text:style-name="T67"> <text:s text:c="2"/></text:span><text:span text:style-name="T66">@RequestMapping( </text:span><text:span text:style-name="T71">"/hello"</text:span><text:span text:style-name="T66"> ) </text:span><text:span text:style-name="T67"><text:line-break/></text:span><text:span text:style-name="T67"> <text:s text:c="2"/></text:span><text:span text:style-name="T68">public</text:span><text:span text:style-name="T70"> </text:span><text:span text:style-name="T69">String sayHello() { </text:span><text:span text:style-name="T67"><text:line-break/></text:span><text:span text:style-name="T67"> <text:s text:c="5"/></text:span><text:span text:style-name="T68">return </text:span><text:span text:style-name="T71">"Hello World!" </text:span><text:span text:style-name="T69">; </text:span><text:span text:style-name="T67"><text:line-break/></text:span><text:span text:style-name="T67"> <text:s text:c="2"/></text:span><text:span text:style-name="T69">} </text:span><text:span text:style-name="T67"><text:line-break/></text:span><text:span text:style-name="T69">}</text:span></text:p></draw:text-box></draw:frame><text:span text:style-name="Source_20_Text"><text:span text:style-name="T10"/></text:span></text:p>
      <text:p text:style-name="P2"><text:span text:style-name="Source_20_Text"><text:span text:style-name="T10"/></text:span></text:p>
      <text:p text:style-name="P2"><text:span text:style-name="Source_20_Text"><text:span text:style-name="T36"/></text:span></text:p>
      <text:p text:style-name="P2"><text:span text:style-name="Source_20_Text"><text:span text:style-name="T36"/></text:span></text:p>
      <text:p text:style-name="P2"><text:span text:style-name="Source_20_Text"><text:span text:style-name="T36"/></text:span></text:p>
      <text:p text:style-name="P2"><text:span text:style-name="Source_20_Text"><text:span text:style-name="T36"/></text:span></text:p>
      <text:p text:style-name="P2"><text:span text:style-name="Source_20_Text"><text:span text:style-name="T36"/></text:span></text:p>
      <text:p text:style-name="P2"><text:span text:style-name="Source_20_Text"><text:span text:style-name="T36"/></text:span></text:p>
      <text:p text:style-name="P2"><text:span text:style-name="Source_20_Text"><text:span text:style-name="T36"/></text:span></text:p>
      <text:p text:style-name="P2"><text:span text:style-name="Source_20_Text"><text:span text:style-name="T36"/></text:span></text:p>
      <text:list xml:id="list1891488782" text:style-name="L1">
        <text:list-item>
          <text:p text:style-name="P6"><text:span text:style-name="Source_20_Text"><text:span text:style-name="T17">N</text:span></text:span><text:span text:style-name="Source_20_Text"><text:span text:style-name="T16">este exemplo a anotacao </text:span></text:span><text:span text:style-name="Source_20_Text"><text:span text:style-name="T17">@</text:span></text:span><text:span text:style-name="Source_20_Text"><text:span text:style-name="T16">controller diz que esta classe é um controlador.</text:span></text:span></text:p>
        </text:list-item>
        <text:list-item>
          <text:p text:style-name="P6"><text:span text:style-name="Source_20_Text"><text:span text:style-name="T17">A</text:span></text:span><text:span text:style-name="Source_20_Text"><text:span text:style-name="T16"> anotacao </text:span></text:span><text:span text:style-name="Source_20_Text"><text:span text:style-name="T17">@</text:span></text:span><text:span text:style-name="Source_20_Text"><text:span text:style-name="T16">requestmapp… diz que na url ‘/hello’ sera retornado o que esta dentro do metodo sayhello.</text:span></text:span></text:p>
        </text:list-item>
      </text:list>
      <text:p text:style-name="P3"><text:span text:style-name="Source_20_Text"><text:span text:style-name="T16"/></text:span></text:p>
      <text:p text:style-name="P7"><text:span text:style-name="Source_20_Text"><text:span text:style-name="T11"/></text:span></text:p>
      <text:p text:style-name="P8"><text:span text:style-name="Source_20_Text"><text:span text:style-name="T19">@</text:span></text:span><text:span text:style-name="Source_20_Text"><text:span text:style-name="T20">Repository</text:span></text:span></text:p>
      <text:p text:style-name="P8"><text:span text:style-name="Source_20_Text"><text:span text:style-name="T12"/></text:span></text:p>
      <text:p text:style-name="P8"><text:span text:style-name="Source_20_Text"><text:span text:style-name="T12">É uma anotacao usada para indicar que uma classe é um repositorio, ou seja, ela vai trabalhar com acesso a dados e manipulacao de dados.</text:span></text:span></text:p>
      <text:p text:style-name="P8"><text:span text:style-name="Source_20_Text"><text:span text:style-name="T12">Geralmente ela trabalha em conjunto com o modulo spring data para fazer persistencia de </text:span></text:span><text:span text:style-name="Source_20_Text"><text:span text:style-name="T13">dados</text:span></text:span></text:p>
      <text:p text:style-name="P8"><draw:frame text:anchor-type="paragraph" draw:z-index="2" draw:name="Shape3" draw:style-name="gr2" draw:text-style-name="P23" svg:width="15.611cm" svg:height="7.481cm" svg:x="0.642cm" svg:y="0.332cm"><draw:text-box><text:p text:style-name="P22"><text:span text:style-name="T52">@Repository </text:span><text:span text:style-name="T53"><text:line-break/></text:span><text:span text:style-name="T54">public class </text:span><text:span text:style-name="T55">CustomerRepositoryImpl </text:span><text:span text:style-name="T54">implementa </text:span><text:span text:style-name="T55">CustomerRepository</text:span><text:span text:style-name="T56"> </text:span><text:span text:style-name="T55">{ </text:span><text:span text:style-name="T53"><text:line-break/></text:span><text:span text:style-name="T53"><text:line-break/></text:span><text:span text:style-name="T53"> <text:s/></text:span><text:span text:style-name="T54">private final</text:span><text:span text:style-name="T56"> </text:span><text:span text:style-name="T55">EntityManager entityManager; </text:span><text:span text:style-name="T53"><text:line-break/></text:span><text:span text:style-name="T53"><text:line-break/></text:span><text:span text:style-name="T53"> <text:s/></text:span><text:span text:style-name="T52">@Autowired </text:span><text:span text:style-name="T53"><text:line-break/></text:span><text:span text:style-name="T53"> <text:s/></text:span><text:span text:style-name="T54">public </text:span><text:span text:style-name="T55">CustomerRepositoryImpl </text:span><text:span text:style-name="T57">(EntityManager </text:span><text:span text:style-name="T57">entityManager)</text:span><text:span text:style-name="T56"> </text:span><text:span text:style-name="T55">{ </text:span><text:span text:style-name="T53"><text:line-break/></text:span><text:span text:style-name="T53"> <text:s text:c="4"/></text:span><text:span text:style-name="T57">this</text:span><text:span text:style-name="T56"> </text:span><text:span text:style-name="T55">.entityManager = entityManager; </text:span><text:span text:style-name="T53"><text:line-break/></text:span><text:span text:style-name="T53"> <text:s/></text:span><text:span text:style-name="T55">} </text:span><text:span text:style-name="T53"><text:line-break/></text:span><text:span text:style-name="T53"><text:line-break/></text:span><text:span text:style-name="T53"> <text:s/></text:span><text:span text:style-name="T52">@Override </text:span><text:span text:style-name="T53"><text:line-break/></text:span><text:span text:style-name="T53"> <text:s/></text:span><text:span text:style-name="T54">public</text:span><text:span text:style-name="T56"> </text:span><text:span text:style-name="T55">List&lt;Cliente&gt; getAllCustomers </text:span><text:span text:style-name="T57">()</text:span><text:span text:style-name="T56"> </text:span><text:span text:style-name="T55">{ </text:span><text:span text:style-name="T53"><text:line-break/></text:span><text:span text:style-name="T53"> <text:s text:c="3"/></text:span><text:span text:style-name="T55">TypedQuery&lt;Cliente&gt; query = </text:span><text:span text:style-name="T55">entityManager.createQuery( </text:span><text:span text:style-name="T59">"SELECT c FROM Customer </text:span><text:span text:style-name="T59">c"</text:span><text:span text:style-name="T56"> </text:span><text:span text:style-name="T55">, <text:s text:c="4"/>Customer.class); </text:span><text:span text:style-name="T53"><text:line-break/></text:span><text:span text:style-name="T53"> <text:s text:c="3"/></text:span><text:span text:style-name="T54">return</text:span><text:span text:style-name="T56"> </text:span><text:span text:style-name="T55">query.getResultList(); </text:span><text:span text:style-name="T53"><text:line-break/></text:span><text:span text:style-name="T53"> <text:s/></text:span><text:span text:style-name="T55">} </text:span><text:span text:style-name="T53"><text:line-break/></text:span><text:span text:style-name="T53"><text:line-break/></text:span><text:span text:style-name="T53"> <text:s/></text:span><text:span text:style-name="T52">@Override </text:span><text:span text:style-name="T53"><text:line-break/></text:span><text:span text:style-name="T53"> <text:s/></text:span><text:span text:style-name="T54">público</text:span><text:span text:style-name="T56"> </text:span><text:span text:style-name="T54">void </text:span><text:span text:style-name="T55">saveCustomer </text:span><text:span text:style-name="T57">(Cliente cliente)</text:span><text:span text:style-name="T56"> </text:span><text:span text:style-name="T55">{ </text:span><text:span text:style-name="T53"><text:line-break/></text:span><text:span text:style-name="T53"> <text:s text:c="3"/></text:span><text:span text:style-name="T55">entityManager.persist(cliente); </text:span><text:span text:style-name="T53"><text:line-break/></text:span><text:span text:style-name="T53"> <text:s/></text:span><text:span text:style-name="T55">} </text:span><text:span text:style-name="T53"><text:line-break/></text:span><text:span text:style-name="T55">}</text:span></text:p></draw:text-box></draw:frame><text:span text:style-name="Source_20_Text"><text:span text:style-name="T37"/></text:span></text:p>
      <text:p text:style-name="P8"><text:span text:style-name="Source_20_Text"><text:span text:style-name="T18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9"><text:span text:style-name="Source_20_Text"><text:span text:style-name="T13"/></text:span></text:p>
      <text:p text:style-name="P9"><text:span text:style-name="Source_20_Text"><text:span text:style-name="T13">aqui estamos usando uma persistencia mais manual mas podemos usar a classe jpa repository do spring data no lugar do </text:span></text:span><text:span text:style-name="Source_20_Text"><text:span text:style-name="T43">implements cust...</text:span></text:span><text:span text:style-name="Source_20_Text"><text:span text:style-name="T13"> </text:span></text:span><text:span text:style-name="Source_20_Text"><text:span text:style-name="T15">extends JpaRepository&lt;UserDomain, Long&gt;</text:span></text:span></text:p>
      <text:p text:style-name="P9"><text:span text:style-name="Source_20_Text"><text:span text:style-name="T15"/></text:span></text:p>
      <text:p text:style-name="P9"><text:span text:style-name="Source_20_Text"><text:span text:style-name="T15"/></text:span></text:p>
      <text:p text:style-name="P9"><text:span text:style-name="Source_20_Text"><text:span text:style-name="T15"/></text:span></text:p>
      <text:p text:style-name="P9"><text:soft-page-break/><text:span text:style-name="Source_20_Text"><text:span text:style-name="T13"/></text:span></text:p>
      <text:p text:style-name="P10"><text:span text:style-name="Source_20_Text"><text:span text:style-name="T19">@</text:span></text:span><text:span text:style-name="Source_20_Text"><text:span text:style-name="T21">service</text:span></text:span></text:p>
      <text:p text:style-name="P10"><text:span text:style-name="Source_20_Text"><text:span text:style-name="T14"/></text:span></text:p>
      <text:p text:style-name="P10"><text:span text:style-name="Source_20_Text"><text:span text:style-name="T14">É uma anotação que indica que aquela classe vai prover servicos, basicamente toda regra de negocio do sistema sera gerenciado por classes que tem esta anotacao.Por exemplo é ela que vai alterar dados na base de dados, fazer pesquisar e retorna para o usuário o resultado</text:span></text:span></text:p>
      <text:p text:style-name="P10"><draw:frame text:anchor-type="paragraph" draw:z-index="3" draw:name="Shape4" draw:style-name="gr1" draw:text-style-name="P21" svg:width="8.758cm" svg:height="6.245cm" svg:x="4.055cm" svg:y="0.277cm"><draw:text-box><text:p text:style-name="P20"><text:span text:style-name="T52">@Service </text:span><text:span text:style-name="T53"><text:line-break/></text:span><text:span text:style-name="T54">public class </text:span><text:span text:style-name="T55">UserService</text:span><text:span text:style-name="T56"> </text:span><text:span text:style-name="T55">{ </text:span><text:span text:style-name="T53"><text:line-break/></text:span><text:span text:style-name="T53"> <text:s/></text:span><text:span text:style-name="T54">private final</text:span><text:span text:style-name="T56"> </text:span><text:span text:style-name="T55">UserRepository userRepository; </text:span><text:span text:style-name="T53"><text:line-break/></text:span><text:span text:style-name="T53"><text:line-break/></text:span><text:span text:style-name="T53"> <text:s/></text:span><text:span text:style-name="T54">public</text:span><text:span text:style-name="T56"> </text:span><text:span text:style-name="T55">UserService(UserRepository userRepository) { </text:span><text:span text:style-name="T53"><text:line-break/></text:span><text:span text:style-name="T53"> <text:s text:c="3"/></text:span><text:span text:style-name="T54">this</text:span><text:span text:style-name="T56"> </text:span><text:span text:style-name="T55">.userRepository = userRepository; </text:span><text:span text:style-name="T53"><text:line-break/></text:span><text:span text:style-name="T53"> <text:s/></text:span><text:span text:style-name="T55">} </text:span><text:span text:style-name="T53"><text:line-break/></text:span><text:span text:style-name="T53"><text:line-break/></text:span><text:span text:style-name="T53"> <text:s/></text:span><text:span text:style-name="T54">public</text:span><text:span text:style-name="T56"> </text:span><text:span text:style-name="T55">List&lt;User&gt; getAllUsers() { </text:span><text:span text:style-name="T53"><text:line-break/></text:span><text:span text:style-name="T53"> <text:s text:c="3"/></text:span><text:span text:style-name="T54">return</text:span><text:span text:style-name="T56"> </text:span><text:span text:style-name="T55">userRepository.findAll(); </text:span><text:span text:style-name="T53"><text:line-break/></text:span><text:span text:style-name="T53"> <text:s/></text:span><text:span text:style-name="T55">} </text:span><text:span text:style-name="T53"><text:line-break/></text:span><text:span text:style-name="T53"><text:line-break/></text:span><text:span text:style-name="T53"> <text:s/></text:span><text:span text:style-name="T54">public</text:span><text:span text:style-name="T56"> </text:span><text:span text:style-name="T55">User getUserById( </text:span><text:span text:style-name="T57">Long</text:span><text:span text:style-name="T56"> </text:span><text:span text:style-name="T55">id) { </text:span><text:span text:style-name="T53"><text:line-break/></text:span><text:span text:style-name="T53"> <text:s text:c="3"/></text:span><text:span text:style-name="T54">return</text:span><text:span text:style-name="T56"> </text:span><text:span text:style-name="T55">userRepository.findById(id).orElse( </text:span><text:span text:style-name="T54">null</text:span><text:span text:style-name="T56"> </text:span><text:span text:style-name="T55">); </text:span><text:span text:style-name="T53"><text:line-break/></text:span><text:span text:style-name="T53"> <text:s/></text:span><text:span text:style-name="T55">} </text:span><text:span text:style-name="T53"><text:line-break/></text:span><text:span text:style-name="T53"><text:line-break/></text:span><text:span text:style-name="T58">// Outros métodos de lógica de negócios...</text:span><text:span text:style-name="T53"><text:line-break/></text:span><text:span text:style-name="T55">}</text:span></text:p></draw:text-box></draw:frame><text:span text:style-name="Source_20_Text"><text:span text:style-name="T14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2"><text:span text:style-name="Source_20_Text"><text:span text:style-name="T19"><text:s text:c="17"/></text:span></text:span><text:span text:style-name="Source_20_Text"><text:span text:style-name="T22">Diferenças entre as tres anotaçoes</text:span></text:span></text:p>
      <text:p text:style-name="P11"><text:span text:style-name="Source_20_Text"><text:span text:style-name="T39"/></text:span></text:p>
      <text:p text:style-name="P11"><text:span text:style-name="Source_20_Text"><text:span text:style-name="T39"/></text:span></text:p>
      <text:p text:style-name="Standard"><text:bookmark text:name="c56b"/><text:span text:style-name="Source_20_Text"><text:span text:style-name="Strong_20_Emphasis">1. Propósito</text:span></text:span></text:p>
      <text:list xml:id="list1278853188" text:style-name="L7">
        <text:list-item>
          <text:p text:style-name="P13"><text:bookmark text:name="44b3"/><text:span text:style-name="T28">@</text:span><text:span text:style-name="Source_20_Text"><text:span text:style-name="T30">Service</text:span></text:span><text:span text:style-name="T28">: Usado para definir uma classe de serviço que contém lógica de negócios.</text:span></text:p>
          <text:p text:style-name="P13"><text:span text:style-name="T28"/></text:p>
        </text:list-item>
        <text:list-item>
          <text:p text:style-name="P13"><text:bookmark text:name="8f92"/><text:span text:style-name="T28">@</text:span><text:span text:style-name="Source_20_Text"><text:span text:style-name="T30">Controller</text:span></text:span><text:span text:style-name="T28">: Usado para definir uma classe de controlador que manipula as solicitações do usuário e retorna as respostas.</text:span></text:p>
          <text:p text:style-name="P13"><text:span text:style-name="T28"/></text:p>
        </text:list-item>
        <text:list-item>
          <text:p text:style-name="P13"><text:bookmark text:name="d910"/><text:span text:style-name="T28">@</text:span><text:span text:style-name="Source_20_Text"><text:span text:style-name="T30">Repository</text:span></text:span><text:span text:style-name="T28">: Usado para definir uma classe de repositório que interage com um banco de dados ou camada de persistência.</text:span></text:p>
        </text:list-item>
      </text:list>
      <text:p text:style-name="P19"><text:bookmark text:name="7af7"/>2. Camada</text:p>
      <text:p text:style-name="Standard"/>
      <text:list xml:id="list4058701452" text:style-name="L8">
        <text:list-item>
          <text:p text:style-name="P15"><text:bookmark text:name="1bb9"/><text:span text:style-name="T28">@</text:span><text:span text:style-name="Source_20_Text"><text:span text:style-name="T30">Service</text:span></text:span><text:span text:style-name="T28">: Geralmente usado na camada de serviço de um aplicativo </text:span></text:p>
          <text:p text:style-name="P15"><text:span text:style-name="T28">Spring MVC.</text:span></text:p>
          <text:p text:style-name="P14"><text:span text:style-name="T28"/></text:p>
        </text:list-item>
        <text:list-item>
          <text:p text:style-name="P14"><text:bookmark text:name="178c"/><text:span text:style-name="T28">@</text:span><text:span text:style-name="Source_20_Text"><text:span text:style-name="T30">Controller</text:span></text:span><text:span text:style-name="T28">: Geralmente usado na camada de apresentação de um aplicativo Spring MVC.</text:span></text:p>
          <text:p text:style-name="P14"><text:span text:style-name="T28"/></text:p>
        </text:list-item>
        <text:list-item>
          <text:p text:style-name="P14"><text:bookmark text:name="2adc"/><text:span text:style-name="T28">@</text:span><text:span text:style-name="Source_20_Text"><text:span text:style-name="T30">Repository</text:span></text:span><text:span text:style-name="T28">: Geralmente usado na camada de persistência de um aplicativo Spring MVC.</text:span></text:p>
        </text:list-item>
      </text:list>
      <text:p text:style-name="P19"><text:bookmark text:name="ece7"/>3. Tratamento de exceções</text:p>
      <text:p text:style-name="Standard"/>
      <text:list xml:id="list1161379234" text:style-name="L9">
        <text:list-item>
          <text:p text:style-name="P16"><text:bookmark text:name="f0cc"/>@Service: normalmente lança exceções verificadas que são tratadas pelo chamador.</text:p>
          <text:p text:style-name="P16"/>
        </text:list-item>
        <text:list-item>
          <text:p text:style-name="P16"><text:bookmark text:name="1e4d"/>@Controller: Usa o mecanismo de manipulação de exceção do Spring MVC para lidar com exceções.</text:p>
          <text:p text:style-name="P16"/>
        </text:list-item>
        <text:list-item>
          <text:p text:style-name="P16"><text:bookmark text:name="aa2f"/>@Repository: Não lida com exceções, em vez disso, elas são propagadas para o chamador.</text:p>
        </text:list-item>
      </text:list>
      <text:p text:style-name="P19"><text:bookmark text:name="12d6"/>4. Injeção de dependência</text:p>
      <text:list xml:id="list929094940" text:style-name="L10">
        <text:list-header>
          <text:p text:style-name="P17"><text:span text:style-name="T28"/></text:p>
        </text:list-header>
        <text:list-item>
          <text:p text:style-name="P17"><text:bookmark text:name="9cfe"/><text:soft-page-break/><text:span text:style-name="T28">@</text:span><text:span text:style-name="Source_20_Text"><text:span text:style-name="T30">Service</text:span></text:span><text:span text:style-name="T28">: Normalmente, outros objetos de serviço ou repositório são injetados em um objeto de serviço.</text:span></text:p>
          <text:p text:style-name="P17"><text:span text:style-name="T28"/></text:p>
        </text:list-item>
        <text:list-item>
          <text:p text:style-name="P17"><text:bookmark text:name="d9a1"/><text:span text:style-name="T28">@</text:span><text:span text:style-name="Source_20_Text"><text:span text:style-name="T30">Controller</text:span></text:span><text:span text:style-name="T28">: Normalmente, um objeto de serviço é injetado em um objeto controlador.</text:span></text:p>
          <text:p text:style-name="P17"><text:span text:style-name="T28"/></text:p>
        </text:list-item>
        <text:list-item>
          <text:p text:style-name="P17"><text:bookmark text:name="28ad"/><text:span text:style-name="T28">@</text:span><text:span text:style-name="Source_20_Text"><text:span text:style-name="T30">Repository</text:span></text:span><text:span text:style-name="T28">: Normalmente, uma conexão de banco de dados ou uma fábrica de sessão é injetada em um objeto de repositório.</text:span></text:p>
        </text:list-item>
      </text:list>
      <text:p text:style-name="P19"><text:bookmark text:name="35cb"/>5. Gerenciamento de transações</text:p>
      <text:list xml:id="list1216110065" text:style-name="L11">
        <text:list-header>
          <text:p text:style-name="P18"><text:span text:style-name="T28"/></text:p>
        </text:list-header>
        <text:list-item>
          <text:p text:style-name="P18"><text:bookmark text:name="a638"/><text:span text:style-name="T28">@</text:span><text:span text:style-name="Source_20_Text"><text:span text:style-name="T30">Service</text:span></text:span><text:span text:style-name="T28">: Normalmente gerencia transações na camada de serviço.</text:span></text:p>
        </text:list-item>
      </text:list>
      <text:p text:style-name="Standard"><text:span text:style-name="T28"/></text:p>
      <text:list xml:id="list152545286351448" text:continue-numbering="true" text:style-name="L11">
        <text:list-item>
          <text:p text:style-name="P18"><text:bookmark text:name="4424"/><text:span text:style-name="T28">@</text:span><text:span text:style-name="Source_20_Text"><text:span text:style-name="T30">Controller</text:span></text:span><text:span text:style-name="T28">: Não gerencia as transações diretamente.</text:span></text:p>
          <text:p text:style-name="P18"><text:span text:style-name="T28"/></text:p>
        </text:list-item>
        <text:list-item>
          <text:p text:style-name="P18"><text:bookmark text:name="0f2d"/><text:span text:style-name="T28">@</text:span><text:span text:style-name="Source_20_Text"><text:span text:style-name="T30">Repository</text:span></text:span><text:span text:style-name="T28">: Normalmente gerencia transações na camada de persistência.</text:span></text:p>
        </text:list-item>
      </text:list>
      <text:p text:style-name="Standard"><text:span text:style-name="Source_20_Text"/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  <text:p text:style-name="P10"><text:span text:style-name="Source_20_Text"><text:span text:style-name="T3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1" svg:font-family="source-code-pro, Menlo"/>
    <style:font-face style:name="source-code-pro" svg:font-family="source-code-pro, Menlo, Monaco, 'Courier New', Courier, monospace"/>
    <style:font-face style:name="source-serif-pro2" svg:font-family="source-serif-pro, Georgia"/>
    <style:font-face style:name="source-serif-pro" svg:font-family="source-serif-pro, Georgia, Cambria, 'Times New Roman', Times, serif"/>
    <style:font-face style:name="F" svg:font-family="" style:font-family-generic="roman"/>
    <style:font-face style:name="FreeSans3" svg:font-family="FreeSans" style:font-family-generic="swiss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FreeSans2" svg:font-family="Free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source-code-pro2" svg:font-family="source-code-pro, Menlo" style:font-pitch="variable"/>
    <style:font-face style:name="source-serif-pro1" svg:font-family="source-serif-pro, Georgia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3" svg:font-family="'Liberation Mono', 'Courier New'" style:font-family-generic="modern" style:font-pitch="variable"/>
    <style:font-face style:name="Liberation Serif2" svg:font-family="'Liberation Serif'" style:font-family-generic="modern" style:font-pitch="variable"/>
    <style:font-face style:name="WenQuanYi Micro Hei" svg:font-family="'WenQuanYi Micro Hei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ubmarine" draw:style="linear" draw:start-color="#dde8cb" draw:end-color="#b4c7dc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2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2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1:10:32.542883725</meta:creation-date>
    <dc:date>2023-04-27T15:25:44.684963560</dc:date>
    <meta:editing-duration>PT1H35M33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3" meta:paragraph-count="42" meta:word-count="387" meta:character-count="2375" meta:non-whitespace-character-count="2030"/>
  </office:meta>
</office:document-meta>
</file>